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paragraph-rsid="00088adf"/>
    </style:style>
    <style:style style:name="P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323ee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088d3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088d3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5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088d3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6" style:family="paragraph" style:parent-style-name="Text_20_body" style:list-style-name="L2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7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paragraph-rsid="000b655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9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1902d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10" style:family="paragraph" style:parent-style-name="Standard" style:list-style-name="L3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484b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3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323ee" style:font-size-asian="10pt" style:font-size-complex="10pt" style:script-type="latin"/>
    </style:style>
    <style:style style:name="P14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5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6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d4529" style:font-size-asian="10pt" style:font-size-complex="10pt" style:script-type="latin"/>
    </style:style>
    <style:style style:name="P17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d4529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fo:font-style="italic" fo:font-weight="normal" officeooo:rsid="0003b16c" officeooo:paragraph-rsid="000323ee" style:font-size-asian="10pt" style:font-style-asian="italic" style:font-weight-asian="normal" style:font-size-complex="10pt" style:font-style-complex="italic" style:font-weight-complex="normal" style:script-type="latin"/>
    </style:style>
    <style:style style:name="P19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3b16c" style:font-size-asian="10pt" style:font-size-complex="10pt" style:script-type="latin"/>
    </style:style>
    <style:style style:name="P20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font-weight="normal" officeooo:rsid="000323ee" officeooo:paragraph-rsid="0003b16c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f3bf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5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f3bf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T1" style:family="text">
      <style:text-properties officeooo:rsid="000088d3"/>
    </style:style>
    <style:style style:name="T2" style:family="text">
      <style:text-properties style:font-name="Liberation Serif" fo:font-size="10pt" fo:language="en" fo:country="US" style:font-size-asian="10pt" style:font-size-complex="10pt" style:script-type="latin"/>
    </style:style>
    <style:style style:name="T3" style:family="text">
      <style:text-properties style:font-name="Liberation Serif" fo:font-size="10pt" fo:language="en" fo:country="US" officeooo:rsid="0008beef" style:font-size-asian="10pt" style:font-size-complex="10pt" style:script-type="latin"/>
    </style:style>
    <style:style style:name="T4" style:family="text">
      <style:text-properties style:font-name="Liberation Serif" fo:font-size="10pt" fo:language="en" fo:country="US" officeooo:rsid="00088adf" style:font-size-asian="10pt" style:font-size-complex="10pt" style:script-type="latin"/>
    </style:style>
    <style:style style:name="T5" style:family="text">
      <style:text-properties officeooo:rsid="0001902d"/>
    </style:style>
    <style:style style:name="T6" style:family="text">
      <style:text-properties fo:font-weight="bold" officeooo:rsid="0001902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officeooo:rsid="0001902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088d3" style:font-style-asian="italic" style:font-weight-asian="normal" style:font-style-complex="italic" style:font-weight-complex="normal"/>
    </style:style>
    <style:style style:name="T11" style:family="text">
      <style:text-properties officeooo:rsid="000484b9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23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erif" fo:font-size="10pt" fo:language="en" fo:country="US" fo:font-style="italic" fo:font-weight="normal" officeooo:rsid="000323ee" style:font-size-asian="10pt" style:font-style-asian="italic" style:font-weight-asian="normal" style:font-size-complex="10pt" style:font-style-complex="italic" style:font-weight-complex="normal" style:script-type="latin"/>
    </style:style>
    <style:style style:name="T15" style:family="text">
      <style:text-properties style:font-name="Liberation Serif" fo:font-size="10pt" fo:language="en" fo:country="US" fo:font-style="italic" fo:font-weight="normal" officeooo:rsid="000d4529" style:font-size-asian="10pt" style:font-style-asian="italic" style:font-weight-asian="normal" style:font-size-complex="10pt" style:font-style-complex="italic" style:font-weight-complex="normal" style:script-type="latin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b1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3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italic" style:font-style-asian="italic" style:font-style-complex="italic" style:script-type="latin"/>
    </style:style>
    <style:style style:name="T19" style:family="text">
      <style:text-properties fo:language="en" fo:country="US" fo:font-style="italic" officeooo:rsid="0003b16c" style:font-style-asian="italic" style:font-style-complex="italic" style:script-type="latin"/>
    </style:style>
    <style:style style:name="T20" style:family="text">
      <style:text-properties officeooo:rsid="000323ee"/>
    </style:style>
    <style:style style:name="T21" style:family="text">
      <style:text-properties officeooo:rsid="0001902d" style:font-weight-asian="bold" style:font-weight-complex="bold"/>
    </style:style>
    <style:style style:name="T22" style:family="text">
      <style:text-properties fo:font-weight="normal" officeooo:rsid="0001902d"/>
    </style:style>
    <style:style style:name="T23" style:family="text">
      <style:text-properties fo:font-weight="normal"/>
    </style:style>
    <style:style style:name="T24" style:family="text">
      <style:text-properties officeooo:rsid="0003f3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text:span text:style-name="T2">I build end-to-end web applications, from responsive UIs to scalable APIs, databases, and automation. Beyond web development, I have a strong interest in game development, graphics programming </text:span><text:span text:style-name="T3">and </text:span><text:span text:style-name="T2">engine development. My primary </text:span><text:span text:style-name="T4">programming</text:span><text:span text:style-name="T2"> languages are TypeScript, Rust and Python, and I've also worked with C / C++, C#, Java, and Dart. I enjoy building complete products with clean, maintainable code, working across front-end and back-end: UI implementation, API design, auth, and databases. </text:span></text:p>
      <text:p text:style-name="P2"/>
      <text:p text:style-name="P2"><text:span text:style-name="T1">P</text:span>ROFESSIONAL EXPERIENCE ----------------------------------------------------------------------------------------------------</text:p>
      <text:p text:style-name="P3"/>
      <text:p text:style-name="P3"><text:span text:style-name="T1">S</text:span>EMS, SRL - <text:span text:style-name="T1">D</text:span>istrito Nacional, Dominican Republic</text:p>
      <text:p text:style-name="P4"><text:span text:style-name="T1">S</text:span>oftware Developer <text:span text:style-name="T1">| Full-time / Hybrid |</text:span> <text:span text:style-name="T1">May</text:span> 2024 – <text:span text:style-name="T1">Present </text:span><text:span text:style-name="T5">( 2+ Years )</text:span></text:p>
      <text:list text:style-name="L1">
        <text:list-item>
          <text:p text:style-name="P5">Developed and customized business logic for Odoo 16 modules (Inventory, <text:span text:style-name="T5">Accounting, </text:span>Sales, Purchases, HR), handling complex workflows and validations.</text:p>
        </text:list-item>
        <text:list-item>
          <text:p text:style-name="P5">Designed and implemented data models and ORM-based solutions to support business operations.</text:p>
        </text:list-item>
        <text:list-item>
          <text:p text:style-name="P5">Built services using Django to integrate Odoo with external applications and internal systems.</text:p>
        </text:list-item>
        <text:list-item>
          <text:p text:style-name="P5">Developed REST APIs for data exchange and system interoperability.</text:p>
        </text:list-item>
        <text:list-item>
          <text:p text:style-name="P5">Implemented automated reporting and internal BI tools, improving access to operational data.</text:p>
        </text:list-item>
        <text:list-item>
          <text:p text:style-name="P5">Collaborated directly with stakeholders to translate business requirements into scalable solutions.</text:p>
        </text:list-item>
      </text:list>
      <text:p text:style-name="P3"><text:span text:style-name="T1">S</text:span>EMS, SRL - <text:span text:style-name="T1">D</text:span>istrito Nacional, Dominican Republic</text:p>
      <text:p text:style-name="P4"><text:span text:style-name="T1">Data Analyst</text:span> | Internship / <text:span text:style-name="T1">On-site</text:span> | <text:span text:style-name="T1">Feb</text:span> 2024 – <text:span text:style-name="T1">May 2024 </text:span><text:span text:style-name="T5">( 4 Months )</text:span></text:p>
      <text:list text:style-name="L2">
        <text:list-item>
          <text:p text:style-name="P6">Developed data analysis solutions and visualization dashboards.</text:p>
        </text:list-item>
        <text:list-item>
          <text:p text:style-name="P6">Created automated reporting systems for internal business intelligence.</text:p>
        </text:list-item>
      </text:list>
      <text:p text:style-name="P7"><text:span text:style-name="T6">OXSIS</text:span><text:span text:style-name="T7">, SRL – </text:span><text:span text:style-name="T6">Santo Domingo Este</text:span><text:span text:style-name="T7">, Dominican Republic</text:span></text:p>
      <text:p text:style-name="P8"><text:span text:style-name="T8">IT Support Specialist</text:span><text:span text:style-name="T9"> | </text:span><text:span text:style-name="T8">Part-time</text:span><text:span text:style-name="T9"> / </text:span><text:span text:style-name="T8">Hybrid</text:span><text:span text:style-name="T9"> | </text:span><text:span text:style-name="T8">Sep 2020</text:span><text:span text:style-name="T9"> – </text:span><text:span text:style-name="T8">Aug</text:span><text:span text:style-name="T10"> 202</text:span><text:span text:style-name="T8">5</text:span><text:span text:style-name="T10"> </text:span><text:span text:style-name="T8">( 5 Years )</text:span></text:p>
      <text:p text:style-name="P9"/>
      <text:list text:style-name="L3">
        <text:list-item>
          <text:p text:style-name="P10">I provided technical support and system maintenance in a logistics and customs services environment.</text:p>
        </text:list-item>
        <text:list-item>
          <text:p text:style-name="P10"><text:span text:style-name="T11">I </text:span>assisted with internal systems, data management, and process automation.</text:p>
        </text:list-item>
      </text:list>
      <text:p text:style-name="P11"/>
      <text:p text:style-name="P12">PROJECTS --------------------------------------------------------------------------------------------------------------------------------</text:p>
      <text:p text:style-name="P12"/>
      <text:h text:style-name="P13" text:outline-level="4"><text:span text:style-name="T12">MiniFT - </text:span><text:span text:style-name="T13">Minimalist finance tracker app focused on helping you with your personal finances.</text:span></text:h>
      <text:h text:style-name="P14" text:outline-level="4"><text:span text:style-name="T14">Made with </text:span><text:span text:style-name="T15">TypeScript, Next.js, React</text:span><text:span text:style-name="T14">, Tailwind CSS, </text:span><text:span text:style-name="T15">Rust, Rocket, </text:span><text:span text:style-name="T14">PostgreSQL and Docker | </text:span><text:a xlink:type="simple" xlink:href="https://minift.net/" text:style-name="Internet_20_link" text:visited-style-name="Visited_20_Internet_20_Link"><text:span text:style-name="T15">Website</text:span></text:a></text:h>
      <text:p text:style-name="P15"/>
      <text:h text:style-name="P16" text:outline-level="4"><text:span text:style-name="T12">EasyToDo - </text:span><text:span text:style-name="T13">A minimalism local web to-do list and habit tracker. </text:span></text:h>
      <text:h text:style-name="P17" text:outline-level="4"><text:span text:style-name="T14">Made with </text:span><text:span text:style-name="T15">TypeScript, Next.js, React</text:span><text:span text:style-name="T14">, Tailwind CSS | </text:span><text:a xlink:type="simple" xlink:href="https://github.com/AddisonReyes/easy-to-do" text:style-name="Internet_20_link" text:visited-style-name="Visited_20_Internet_20_Link"><text:span text:style-name="T14">Code</text:span></text:a><text:span text:style-name="T14"> | </text:span><text:a xlink:type="simple" xlink:href="https://easy-to-do.pages.dev/" text:style-name="Internet_20_link" text:visited-style-name="Visited_20_Internet_20_Link"><text:span text:style-name="T15">Website</text:span></text:a></text:h>
      <text:p text:style-name="P18"/>
      <text:h text:style-name="P19" text:outline-level="4"><text:span text:style-name="T16">L</text:span><text:span text:style-name="T12">i</text:span><text:span text:style-name="T16">brary API</text:span><text:span text:style-name="T12"> - </text:span><text:span text:style-name="T17">A RESTful API built for managing a library system with books, authors, and loan operations.</text:span></text:h>
      <text:h text:style-name="P20" text:outline-level="4"><text:span text:style-name="T18">Made with </text:span><text:span text:style-name="T19">TypeScript</text:span><text:span text:style-name="T18">, </text:span><text:span text:style-name="T19">Node.js</text:span><text:span text:style-name="T18">, </text:span><text:span text:style-name="T19">Express</text:span><text:span text:style-name="T18">, </text:span><text:span text:style-name="T19">MongoDB</text:span><text:span text:style-name="T18"> and Docker | </text:span><text:a xlink:type="simple" xlink:href="https://github.com/AddisonReyes/library-api" text:style-name="Internet_20_link" text:visited-style-name="Visited_20_Internet_20_Link"><text:span text:style-name="T19">Code</text:span></text:a><text:span text:style-name="T18"> </text:span></text:h>
      <text:p text:style-name="P21"/>
      <text:p text:style-name="P21"><text:span text:style-name="T20">E</text:span>DUCATION -----------------------------------------------------------------------------------------------------------------------------</text:p>
      <text:p text:style-name="P22"/>
      <text:p text:style-name="P23"><text:span text:style-name="T21">UNICARIBE</text:span><text:span text:style-name="T22"> | Engineer's degree, Software Engineering | A</text:span><text:span text:style-name="T23">pr 2025 – Present</text:span></text:p>
      <text:p text:style-name="P23"><text:span text:style-name="T21">ITLA</text:span><text:span text:style-name="T22"> | Associate's degree, Artificial Intelligence | A</text:span><text:span text:style-name="T23">ug 2021 – Dec 2023</text:span></text:p>
      <text:p text:style-name="P11"/>
      <text:p text:style-name="P24"><text:span text:style-name="T24">LANGUAGES </text:span>----------------------------------------------------------------------------------------------------------------------------</text:p>
      <text:p text:style-name="P24"/>
      <text:p text:style-name="P25">Spanish –<text:span text:style-name="T23"> Native, </text:span>English –<text:span text:style-name="T23"> B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language="en" fo:country="US" fo:font-weight="bold" officeooo:rsid="000088d3" officeooo:paragraph-rsid="000088d3" style:font-size-asian="14pt" style:font-weight-asian="bold" style:font-size-complex="14pt" style:font-weight-complex="bold" style:script-type="latin"/>
    </style:style>
    <style:style style:name="MP2" style:family="paragraph" style:parent-style-name="Standard">
      <style:paragraph-properties fo:text-align="center" style:justify-single-word="false"/>
      <style:text-properties officeooo:rsid="000088d3" officeooo:paragraph-rsid="000088d3"/>
    </style:style>
    <style:style style:name="MT1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style:text-blinking="false" fo:background-color="transparent" loext:char-shading-value="0" style:font-size-asian="10pt" style:font-size-complex="10pt" style:script-type="latin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 style:script-type="latin"/>
    </style:style>
    <style:style style:name="MT3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style:text-underline-style="none" style:text-blinking="false" fo:background-color="transparent" loext:char-shading-value="0" style:font-size-asian="10pt" style:font-size-complex="10pt" style:script-type="lat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dison Amin Reyes Cedano | Software Engineer</text:p>
        <text:p text:style-name="MP2"><text:span text:style-name="MT1">Santo Domingo Este • </text:span><text:a xlink:type="simple" xlink:href="http://addisonreyes.com/" text:style-name="Internet_20_link" text:visited-style-name="Visited_20_Internet_20_Link"><text:span text:style-name="MT2">addisonreyes.com</text:span></text:a><text:span text:style-name="MT3"> • </text:span><text:a xlink:type="simple" xlink:href="https://www.linkedin.com/in/addison-reyes-9aa017208/" text:style-name="Internet_20_link" text:visited-style-name="Visited_20_Internet_20_Link"><text:span text:style-name="MT2">LinkedIn</text:span></text:a><text:span text:style-name="MT3"> • </text:span><text:a xlink:type="simple" xlink:href="https://github.com/AddisonReyes" text:style-name="Internet_20_link" text:visited-style-name="Visited_20_Internet_20_Link"><text:span text:style-name="MT2">GitHub</text:span></text:a><text:span text:style-name="MT3"> • </text:span><text:span text:style-name="MT1">+1 (849) 359-3664 • addison.amin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4-25T23:54:27.260970474</dc:date>
    <meta:editing-duration>PT1H38M16S</meta:editing-duration>
    <meta:editing-cycles>14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1" meta:paragraph-count="32" meta:word-count="398" meta:character-count="3116" meta:non-whitespace-character-count="2750"/>
  </office:meta>
</office:document-meta>
</file>